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Util.callWhenHasJavaSql( Function &lt; ARG , T &gt; callable , AR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Util.callWhenHasJavaSql( BiFunction &lt; T , U , R &gt; callable , T t , U 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Util.callWhenHasJavaSql( Callable &lt; T &gt; call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